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17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5.375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31.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ildings" table:style-name="ta1">
        <table:shapes>
          <draw:frame draw:z-index="0" draw:style-name="gr1" draw:text-style-name="P1" svg:width="15.999cm" svg:height="8.999cm" svg:x="0.293cm" svg:y="16.888cm">
            <draw:object draw:notify-on-update-of-ranges="buildings.A2:buildings.A37 buildings.B2:buildings.B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Baujahr</text:p>
          </table:table-cell>
          <table:table-cell/>
          <table:table-cell office:value-type="string" calcext:value-type="string">
            <text:p>Bemerkung</text:p>
          </table:table-cell>
        </table:table-row>
        <table:table-row table:style-name="ro1">
          <table:table-cell office:value-type="string" calcext:value-type="string">
            <text:p>Olympiaturm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ernmeldeturm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zkraftwerk Sü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Gebäude mit Kamin</text:p>
          </table:table-cell>
          <table:table-cell table:number-columns-repeated="2"/>
          <table:table-cell office:value-type="string" calcext:value-type="string">
            <text:p>Kamin wurde inzwischen zurückgebaut.[1]</text:p>
          </table:table-cell>
        </table:table-row>
        <table:table-row table:style-name="ro1">
          <table:table-cell office:value-type="string" calcext:value-type="string">
            <text:p>Windkraftanlage Freiman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indkraftanlage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Nabenhöhe: 80 m, Rotordurchmesser: 138 m(Typ: Enercon E-138)</text:p>
          </table:table-cell>
        </table:table-row>
        <table:table-row table:style-name="ro1">
          <table:table-cell office:value-type="string" calcext:value-type="string">
            <text:p>Hochhaus Uptown Münche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light I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B Tow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ochhaus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light I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-Hochhau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ochhaus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tfunkturm München-Freiman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tahlfachwerktu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meldeturm der Oberpostdirektion Münch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ndeturm (Stahlbeton)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zkraftwerk Freiman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bäude mit Kamin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kraftanlage Fröttman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indkraftanlage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Nabenhöhe: 66,8 m, Rotordurchmesser: 66 m(Typ: Enercon E-66)</text:p>
          </table:table-cell>
        </table:table-row>
        <table:table-row table:style-name="ro1">
          <table:table-cell office:value-type="string" calcext:value-type="string">
            <text:p>BMW-Vierzylind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uenkirch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irche</text:p>
          </table:table-cell>
          <table:table-cell office:value-type="float" office:value="1488" calcext:value-type="float">
            <text:p>1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Pau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irche</text:p>
          </table:table-cell>
          <table:table-cell office:value-type="float" office:value="1906" calcext:value-type="float">
            <text:p>1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lig Kreuz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irche</text:p>
          </table:table-cell>
          <table:table-cell office:value-type="float" office:value="1886" calcext:value-type="float">
            <text:p>1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Hilf in der Au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Kirche</text:p>
          </table:table-cell>
          <table:table-cell office:value-type="float" office:value="1839" calcext:value-type="float">
            <text:p>1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C-Zentral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ochhaus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Johann Baptis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Kirche</text:p>
          </table:table-cell>
          <table:table-cell office:value-type="float" office:value="1874" calcext:value-type="float">
            <text:p>1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Pet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Kirche</text:p>
          </table:table-cell>
          <table:table-cell office:value-type="float" office:value="1607" calcext:value-type="float">
            <text:p>1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mpia Tow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enwohnsitz Westpar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ochha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acher Stang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ndeturm (Stahlbet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etur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tahlfachwerktur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k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ochhaus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ürogebäude am Münchner To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ochhaus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 Tower Münch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ochhaus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line Tower (heute: M.Pire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ochhaus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tower (Bogenhausener Tor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ochhaus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chhaus Riesstraße 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zkraftwerk an der Drygalskialle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ebäude mit Kamin</text:p>
          </table:table-cell>
          <table:table-cell table:number-columns-repeated="2"/>
          <table:table-cell office:value-type="string" calcext:value-type="string">
            <text:p>Das ehemalige Heizkraftwerk wurde Ende der 90er-Jahre stillgelegt und wird jetzt als Ausstellungs- und Bürofläche genutzt. Die Bausubstanz sowie die technischen Einbauten sind weitgehend erhalten.</text:p>
          </table:table-cell>
        </table:table-row>
        <table:table-row table:style-name="ro1">
          <table:table-cell office:value-type="string" calcext:value-type="string">
            <text:p>Neues Rathau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ebäude mit historischem Turm</text:p>
          </table:table-cell>
          <table:table-cell office:value-type="float" office:value="1909" calcext:value-type="float">
            <text:p>1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Wa-Tow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ochhaus</text:p>
          </table:table-cell>
          <table:table-cell office:value-type="string" calcext:value-type="string">
            <text:p>1969 / 2016</text:p>
          </table:table-cell>
          <table:table-cell/>
          <table:table-cell office:value-type="string" calcext:value-type="string">
            <text:p>2016 aufgestockt</text:p>
          </table:table-cell>
        </table:table-row>
        <table:table-row table:style-name="ro1">
          <table:table-cell office:value-type="string" calcext:value-type="string">
            <text:p>Helene-Mayer-Ring 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ochha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mens-Hochhau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ochhaus</text:p>
          </table:table-cell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ürme des Rundfunksenders Stadelhei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ahlfachwerkturm</text:p>
          </table:table-cell>
          <table:table-cell office:value-type="float" office:value="1926" calcext:value-type="float">
            <text:p>1926</text:p>
          </table:table-cell>
          <table:table-cell/>
          <table:table-cell office:value-type="string" calcext:value-type="string">
            <text:p>Zwei Holztürme, 1930 bei einem Sturm beschädigt, abgebaut (1934?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.00.0000</text:date>, <text:time style:data-style-name="N2" text:time-value="09:09:16.96332906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date>2025-12-14T09:11:49.116636505</dc:date>
    <meta:editing-duration>PT3M59S</meta:editing-duration>
    <meta:editing-cycles>3</meta:editing-cycles>
    <meta:document-statistic meta:table-count="1" meta:cell-count="14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svg:x="0.32cm" svg:y="0.18cm" svg:width="15.36cm" svg:height="8.64cm">
          <chart:coordinate-region svg:x="5.962cm" svg:y="0.18cm" svg:width="9.429cm" svg:height="7.993cm"/>
          <chart:axis chart:dimension="x" chart:name="primary-x" chart:style-name="ch3" chartooo:axis-type="auto">
            <chartooo:date-scale/>
            <chart:categories table:cell-range-address="buildings.A2:buildings.A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uildings.B2:buildings.B37" chart:class="chart:bar"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Olympiaturm</text:p>
                <draw:g>
                  <svg:desc>buildings.A2:buildings.A37</svg:desc>
                </draw:g>
              </table:table-cell>
              <table:table-cell office:value-type="float" office:value="291">
                <text:p>291</text:p>
                <draw:g>
                  <svg:desc>buildings.B2:buildings.B37</svg:desc>
                </draw:g>
              </table:table-cell>
            </table:table-row>
            <table:table-row>
              <table:table-cell office:value-type="string">
                <text:p>Heizkraftwerk Süd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Windkraftanlage Freiman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Hochhaus Uptown München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Highlight I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HVB Tower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Highlight II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SV-Hochhaus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Richtfunkturm München-Freiman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Fernmeldeturm der Oberpostdirektion Münche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Heizkraftwerk Freiman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Windkraftanlage Fröttmaning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BMW-Vierzylind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Frauenkirche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t. Paul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Heilig Kreu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Maria Hilf in der Au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ADAC-Zentrale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St. Johann Baptist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t. Peter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Olympia Tower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eniorenwohnsitz Westpark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Allacher Stange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Messeturm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Werk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Bürogebäude am Münchner Tor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Central Tower Münche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Skyline Tower (heute: M.Pire)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Skytower (Bogenhausener Tor)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Hochhaus Riesstraße 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Heizkraftwerk an der Drygalskiallee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Neues Rathaus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BayWa-Tower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Helene-Mayer-Ring 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Siemens-Hochhaus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Türme des Rundfunksenders Stadelheim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